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b">
      <style:graphic-properties fo:min-height="0.601cm" fo:min-width="2.364cm"/>
    </style:style>
    <style:style style:name="gr2" style:family="graphic" style:parent-style-name="db">
      <style:graphic-properties fo:min-height="0.726cm" fo:min-width="2.69cm"/>
    </style:style>
    <style:style style:name="gr3" style:family="graphic" style:parent-style-name="process">
      <style:graphic-properties fo:min-height="1.253cm" fo:min-width="1.952cm"/>
    </style:style>
    <style:style style:name="gr4" style:family="graphic" style:parent-style-name="db">
      <style:graphic-properties draw:fill="solid" draw:fill-color="#e5d1ff" draw:opacity="100%" fo:min-height="0.726cm" fo:min-width="2.69cm" draw:shadow-opacity="100%"/>
    </style:style>
    <style:style style:name="gr5" style:family="graphic" style:parent-style-name="process">
      <style:graphic-properties fo:min-height="1.477cm" fo:min-width="2.255cm"/>
    </style:style>
    <style:style style:name="gr6" style:family="graphic" style:parent-style-name="standard">
      <style:graphic-properties draw:stroke="dash" draw:stroke-dash="Fine_20_Dashed" svg:stroke-width="0.05cm" svg:stroke-color="#808080" draw:marker-start-width="0.355cm" draw:marker-end-width="0.355cm" draw:fill-color="#e6e6e6" draw:textarea-horizontal-align="justify" draw:textarea-vertical-align="middle" draw:auto-grow-height="false" fo:min-height="2.049cm" fo:min-width="3.29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solid" draw:fill-color="#e5d1ff" draw:opacity="100%"/>
    </style:style>
    <style:style style:name="P2" style:family="paragraph">
      <loext:graphic-properties draw:fill-color="#e6e6e6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xml:id="id6" draw:id="id6" draw:layer="layout" svg:width="2.863cm" svg:height="1.611cm" svg:x="0.753cm" svg:y="6.802cm">
          <text:p>Reference</text:p>
          <text:p>sequen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xml:id="id1" draw:id="id1" draw:layer="layout" svg:width="2.889cm" svg:height="1.754cm" svg:x="5.714cm" svg:y="0.466cm">
          <text:p>Mapped reads</text:p>
          <text:p>and mate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xml:id="id7" draw:id="id7" draw:layer="layout" svg:width="2.324cm" svg:height="1.569cm" svg:x="5.996cm" svg:y="3.736cm">
          <text:p>Assemble</text:p>
          <text:p>(fermi-lite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3" draw:id="id3" draw:layer="layout" svg:width="2.889cm" svg:height="1.754cm" svg:x="5.714cm" svg:y="6.73cm">
          <text:p>Contig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xml:id="id9" draw:id="id9" draw:layer="layout" svg:width="2.651cm" svg:height="1.811cm" svg:x="5.833cm" svg:y="9.675cm">
          <text:p>Compare contigs to reference (MUMmer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xml:id="id2" draw:id="id2" draw:layer="layout" svg:width="2.651cm" svg:height="1.811cm" svg:x="9.881cm" svg:y="6.702cm">
          <text:p>Map reads and call SNPs (Bowtie2, samtools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xml:id="id5" draw:id="id5" draw:layer="layout" svg:width="2.324cm" svg:height="1.569cm" svg:x="1.022cm" svg:y="3.766cm">
          <text:p>Find closest reference (nucmer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arrow" draw:layer="layout" svg:x1="8.603cm" svg:y1="1.343cm" svg:x2="11.207cm" svg:y2="6.702cm" draw:start-shape="id1" draw:start-glue-point="8" draw:end-shape="id2" draw:end-glue-point="4" svg:d="M8603 1343h2604v5359" svg:viewBox="0 0 2605 5360">
          <text:p/>
        </draw:connector>
        <draw:connector draw:style-name="arrow" draw:layer="layout" svg:x1="8.603cm" svg:y1="7.607cm" svg:x2="9.881cm" svg:y2="7.608cm" draw:start-shape="id3" draw:start-glue-point="8" draw:end-shape="id2" draw:end-glue-point="5" svg:d="M8603 7607h639v1h639" svg:viewBox="0 0 1279 2">
          <text:p/>
        </draw:connector>
        <draw:connector draw:style-name="arrow" draw:layer="layout" draw:type="line" svg:x1="2.167cm" svg:y1="2.471cm" svg:x2="2.184cm" svg:y2="3.766cm" draw:start-shape="id4" draw:start-glue-point="7" draw:end-shape="id5" draw:end-glue-point="4" svg:d="M2167 2471l17 1295" svg:viewBox="0 0 18 1296">
          <text:p/>
        </draw:connector>
        <draw:connector draw:style-name="arrow" draw:layer="layout" draw:type="line" svg:x1="2.184cm" svg:y1="5.335cm" svg:x2="2.185cm" svg:y2="6.802cm" draw:start-shape="id5" draw:start-glue-point="6" draw:end-shape="id6" draw:end-glue-point="5" svg:d="M2184 5335l1 1467" svg:viewBox="0 0 2 1468">
          <text:p/>
        </draw:connector>
        <draw:connector draw:style-name="arrow" draw:layer="layout" draw:type="line" svg:x1="7.158cm" svg:y1="5.305cm" svg:x2="7.159cm" svg:y2="6.73cm" draw:start-shape="id7" draw:start-glue-point="6" draw:end-shape="id3" draw:end-glue-point="5" svg:d="M7158 5305l1 1425" svg:viewBox="0 0 2 1426">
          <text:p/>
        </draw:connector>
        <draw:g>
          <draw:custom-shape draw:style-name="gr6" draw:text-style-name="P2" draw:layer="layout" svg:width="4.095cm" svg:height="2.603cm" svg:x="0.137cm" svg:y="0.1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xml:id="id4" draw:id="id4" draw:layer="layout" svg:width="2.889cm" svg:height="1.754cm" svg:x="0.722cm" svg:y="0.717cm">
            <text:p>Reference sequences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7" draw:text-style-name="P3" draw:layer="layout" svg:width="3.805cm" svg:height="0.645cm" svg:x="0.395cm" svg:y="0.119cm">
            <draw:text-box>
              <text:p><text:span text:style-name="T1">Made by prepareref</text:span></text:p>
            </draw:text-box>
          </draw:frame>
        </draw:g>
        <draw:custom-shape draw:style-name="gr2" xml:id="id8" draw:id="id8" draw:layer="layout" svg:width="2.889cm" svg:height="1.754cm" svg:x="5.714cm" svg:y="12.651cm">
          <text:p>Output files (report, assemblies)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arrow" draw:layer="layout" svg:x1="11.207cm" svg:y1="8.513cm" svg:x2="8.603cm" svg:y2="13.528cm" draw:start-shape="id2" draw:start-glue-point="6" draw:end-shape="id8" draw:end-glue-point="8" svg:d="M11207 8513v5015h-2604" svg:viewBox="0 0 2605 5016">
          <text:p/>
        </draw:connector>
        <draw:connector draw:style-name="arrow" draw:layer="layout" draw:type="line" svg:x1="7.159cm" svg:y1="2.22cm" svg:x2="7.158cm" svg:y2="3.736cm" draw:start-shape="id1" draw:start-glue-point="7" draw:end-shape="id7" draw:end-glue-point="4" svg:d="M7159 2220l-1 1516" svg:viewBox="0 0 2 1517">
          <text:p/>
        </draw:connector>
        <draw:connector draw:style-name="arrow" draw:layer="layout" svg:x1="5.714cm" svg:y1="7.607cm" svg:x2="3.346cm" svg:y2="4.551cm" draw:start-shape="id3" draw:start-glue-point="6" draw:end-shape="id5" draw:end-glue-point="7" svg:d="M5714 7607h-1184v-3056h-1184" svg:viewBox="0 0 2369 3057">
          <text:p/>
        </draw:connector>
        <draw:connector draw:style-name="arrow" draw:layer="layout" svg:x1="2.185cm" svg:y1="8.413cm" svg:x2="5.833cm" svg:y2="10.581cm" draw:start-shape="id6" draw:start-glue-point="7" draw:end-shape="id9" draw:end-glue-point="5" svg:d="M2185 8413v2168h3648" svg:viewBox="0 0 3649 2169">
          <text:p/>
        </draw:connector>
        <draw:connector draw:style-name="arrow" draw:layer="layout" draw:type="line" svg:x1="7.159cm" svg:y1="8.484cm" svg:x2="7.159cm" svg:y2="9.675cm" draw:start-shape="id3" draw:start-glue-point="7" draw:end-shape="id9" draw:end-glue-point="4" svg:d="M7159 8484v1191" svg:viewBox="0 0 1 1192">
          <text:p/>
        </draw:connector>
        <draw:connector draw:style-name="arrow" draw:layer="layout" draw:type="line" svg:x1="7.159cm" svg:y1="11.486cm" svg:x2="7.159cm" svg:y2="12.651cm" draw:start-shape="id9" draw:start-glue-point="6" draw:end-shape="id8" draw:end-glue-point="5" svg:d="M7159 11486v1165" svg:viewBox="0 0 1 1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18" draw:display-name="Gradient 18" draw:style="linear" draw:start-color="#3465a4" draw:end-color="#ffffff" draw:start-intensity="100%" draw:end-intensity="100%" draw:angle="0" draw:border="0%"/>
    <draw:gradient draw:name="Gradient_20_21" draw:display-name="Gradient 2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b" style:family="graphic" style:parent-style-name="standard">
      <style:graphic-properties draw:stroke-dash="Dashed_20__28_var_29__20_4" svg:stroke-width="0.05cm" svg:stroke-color="#000000" draw:marker-start-width="0.28cm" draw:marker-end-width="0.28cm" draw:fill-color="#e5d1ff" draw:fill-gradient-name="Gradient_20_21" draw:fill-hatch-name="Hatching_20_1" draw:fill-image-name="Bitmap_20_1" draw:opacity="100%" draw:fill-image-width="0cm" draw:fill-image-height="0cm" draw:textarea-horizontal-align="justify" draw:textarea-vertical-align="middle" draw:auto-grow-height="false" draw:fit-to-size="shrink-to-fit" fo:min-height="0.194cm" fo:min-width="0.861cm" fo:padding-top="0.1cm" fo:padding-bottom="0.1cm" fo:padding-left="0.1cm" fo:padding-right="0.1cm" fo:wrap-option="wrap" draw:shadow-opacity="100%"/>
      <style:paragraph-properties fo:text-align="center" style:writing-mode="lr-tb"/>
      <style:text-properties fo:font-size="10pt"/>
    </style:style>
    <style:style style:name="process" style:family="graphic" style:parent-style-name="db">
      <style:graphic-properties svg:stroke-width="0.05cm" svg:stroke-color="#000000" draw:marker-start-width="0cm" draw:marker-end-width="0cm" draw:fill-color="#e5e5e5" draw:opacity="100%" draw:fill-image-width="0cm" draw:fill-image-height="0cm" fo:wrap-option="wrap" draw:shadow-opacity="100%"/>
      <style:paragraph-properties style:writing-mode="lr-tb"/>
    </style:style>
    <style:style style:name="cluster" style:family="graphic" style:parent-style-name="standard">
      <style:graphic-properties draw:stroke-dash="Dashed_20__28_var_29__20_4" svg:stroke-width="0.05cm" svg:stroke-color="#000000" draw:marker-start-width="0.28cm" draw:marker-end-width="0.28cm" draw:fill-color="#83caff" draw:fill-gradient-name="Gradient_20_17" draw:fill-hatch-name="Hatching_20_1" draw:fill-image-name="Bitmap_20_1" draw:fill-image-width="0cm" draw:fill-image-height="0cm" draw:textarea-horizontal-align="justify" draw:textarea-vertical-align="middle" draw:auto-grow-height="false" fo:min-height="1.175cm" fo:min-width="2.02cm" fo:padding-top="0.2cm" fo:padding-bottom="0.2cm" fo:padding-left="0.2cm" fo:padding-right="0.2cm"/>
      <style:paragraph-properties fo:text-align="center">
        <style:tab-stops/>
      </style:paragraph-properties>
      <style:text-properties fo:font-size="14pt"/>
    </style:style>
    <style:style style:name="dashed_20_line" style:display-name="dashed line" style:family="graphic" style:parent-style-name="objectwithoutfill">
      <style:graphic-properties draw:stroke="dash" draw:stroke-dash="Ultrafine_20_Dotted_20__28_var_29_" svg:stroke-width="0.2cm" svg:stroke-color="#83caff" draw:marker-start-width="0.5cm" draw:marker-end-width="0.5cm" draw:fill="none" draw:fill-gradient-name="Gradient_20_17" draw:fill-hatch-name="Hatching_20_1" draw:fill-image-name="Bitmap_20_1" draw:textarea-vertical-align="middle"/>
      <style:paragraph-properties fo:text-align="center"/>
    </style:style>
    <style:style style:name="callout" style:family="graphic" style:parent-style-name="cluster">
      <style:graphic-properties svg:stroke-width="0.05cm" draw:marker-start-width="0.28cm" draw:marker-end-width="0.28cm" draw:fill-color="#e6e6ff" fo:wrap-option="no-wrap"/>
    </style:style>
    <style:style style:name="arrow" style:family="graphic" style:parent-style-name="objectwithoutfill">
      <style:graphic-properties draw:stroke-dash="Dashed_20__28_var_29__20_4" svg:stroke-width="0.05cm" draw:marker-start-width="0.28cm" draw:marker-end="Arrow" draw:marker-end-width="0.38cm" draw:fill="none" draw:fill-gradient-name="Gradient_20_18" draw:fill-hatch-name="Hatching_20_1" draw:fill-image-name="Bitmap_20_1" draw:textarea-vertical-align="middle"/>
      <style:paragraph-properties fo:text-align="center"/>
    </style:style>
    <style:style style:name="arrow_20_bent" style:display-name="arrow bent" style:family="graphic" style:parent-style-name="objectwithoutfill">
      <style:graphic-properties draw:stroke-dash="Dashed_20__28_var_29__20_4" svg:stroke-width="0.05cm" draw:marker-start-width="0.28cm" draw:marker-end="Arrow" draw:marker-end-width="0.38cm" draw:fill="none" draw:fill-gradient-name="Gradient_20_18" draw:fill-hatch-name="Hatching_20_1" draw:fill-image-name="Bitmap_20_1" draw:textarea-vertical-align="middl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12.7cm" fo:page-height="14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nt</meta:initial-creator>
    <meta:creation-date>2015-02-11T12:02:42.645686000</meta:creation-date>
    <dc:date>2016-12-01T12:55:36.520249000</dc:date>
    <dc:creator>Martin Hunt</dc:creator>
    <meta:editing-duration>P1DT3H31M6S</meta:editing-duration>
    <meta:editing-cycles>37</meta:editing-cycles>
    <meta:generator>LibreOffice/5.2.3.3$MacOSX_X86_64 LibreOffice_project/d54a8868f08a7b39642414cf2c8ef2f228f780cf</meta:generator>
    <meta:document-statistic meta:object-count="23"/>
  </office:meta>
</office:document-meta>
</file>